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ca59" officeooo:paragraph-rsid="001eca59"/>
    </style:style>
    <style:style style:name="P2" style:family="paragraph" style:parent-style-name="Standard">
      <style:text-properties fo:font-style="italic" style:text-underline-style="none" officeooo:rsid="001eca59" officeooo:paragraph-rsid="001eca59" fo:background-color="#eeeeee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1eca59" officeooo:paragraph-rsid="001eca59" style:font-style-asian="italic" style:font-style-complex="italic"/>
    </style:style>
    <style:style style:name="P4" style:family="paragraph" style:parent-style-name="Standard">
      <style:text-properties officeooo:rsid="001eca59" officeooo:paragraph-rsid="001eca59" fo:background-color="#eeeeee"/>
    </style:style>
    <style:style style:name="P5" style:family="paragraph" style:parent-style-name="Standard">
      <style:text-properties officeooo:rsid="002217d0" officeooo:paragraph-rsid="002217d0" fo:background-color="transparent"/>
    </style:style>
    <style:style style:name="P6" style:family="paragraph" style:parent-style-name="Standard">
      <style:text-properties officeooo:rsid="002217d0" officeooo:paragraph-rsid="002217d0" fo:background-color="#eeeeee"/>
    </style:style>
    <style:style style:name="P7" style:family="paragraph" style:parent-style-name="Standard">
      <style:text-properties officeooo:rsid="00227b51" officeooo:paragraph-rsid="00227b51" fo:background-color="transparent"/>
    </style:style>
    <style:style style:name="P8" style:family="paragraph" style:parent-style-name="Text_20_body">
      <style:text-properties officeooo:rsid="00227b51" officeooo:paragraph-rsid="00227b51" fo:background-color="transparen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ionar os produtos por categoria e em ordem crescente:</text:p>
      <text:p text:style-name="P1"/>
      <text:p text:style-name="P2">Select *produtos where cat_id = 1 order by preco acs;</text:p>
      <text:p text:style-name="P3"/>
      <text:p text:style-name="P1">Selecionar os produtos por categoria que estão em promoção e em ordem crescente:</text:p>
      <text:p text:style-name="P1"/>
      <text:p text:style-name="P4">SELECT *</text:p>
      <text:p text:style-name="P4">FROM produtos</text:p>
      <text:p text:style-name="P4">WHERE cat_id = 1 AND em_promo = true</text:p>
      <text:p text:style-name="P4">ORDER BY preco ASC;</text:p>
      <text:p text:style-name="P4"/>
      <text:p text:style-name="P4"/>
      <text:p text:style-name="P5">Selecionar produtos começados por três strings quaisquer:</text:p>
      <text:p text:style-name="P6"/>
      <text:p text:style-name="P4">SELECT *</text:p>
      <text:p text:style-name="P4">FROM sua_tabela</text:p>
      <text:p text:style-name="P4">WHERE sua_coluna LIKE 'ban%';</text:p>
      <text:p text:style-name="P4"/>
      <text:p text:style-name="P7"/>
      <text:p text:style-name="P7"/>
      <text:p text:style-name="P7"/>
      <text:p text:style-name="P7">Fazer todos os produtos começarem por minúsculo</text:p>
      <text:p text:style-name="P7">UPDATE sua_tabela</text:p>
      <text:p text:style-name="P7">SET nome_produto = LOWER(SUBSTRING(nome_produto, 1, 1)) || SUBSTRING(nome_produto, 2);</text:p>
      <text:p text:style-name="P8"><text:span text:style-name="Strong_20_Emphasis"><text:span text:style-name="Source_20_Text">UPDATE sua_tabela</text:span></text:span>: Especifica a tabela que contém os nomes dos produtos. Substitua "sua_tabela" pelo nome da sua tabela. </text:p>
      <text:list text:style-name="L1">
        <text:list-item>
          <text:p text:style-name="P9"><text:span text:style-name="Strong_20_Emphasis"><text:span text:style-name="Source_20_Text">SET nome_produto = ...</text:span></text:span>: Define o novo valor da coluna "nome_produto". Substitua "nome_produto" pelo nome da sua coluna. </text:p>
        </text:list-item>
      </text:list>
      <text:list text:style-name="L2">
        <text:list-item>
          <text:p text:style-name="P10"><text:span text:style-name="Strong_20_Emphasis"><text:span text:style-name="Source_20_Text">LOWER(SUBSTRING(nome_produto, 1, 1))</text:span></text:span>: Extrai a primeira letra do nome do produto e a converte para minúscula. </text:p>
        </text:list-item>
      </text:list>
      <text:list text:style-name="L3">
        <text:list-item>
          <text:p text:style-name="P11"><text:span text:style-name="Source_20_Text">SUBSTRING(nome_produto, 1, 1)</text:span>: Extrai o primeiro caractere da string. </text:p>
        </text:list-item>
        <text:list-item>
          <text:p text:style-name="P12"><text:span text:style-name="Source_20_Text">LOWER()</text:span>: Converte o caractere extraído para minúscula. </text:p>
        </text:list-item>
      </text:list>
      <text:list text:style-name="L4">
        <text:list-item>
          <text:p text:style-name="P13"><text:span text:style-name="Strong_20_Emphasis"><text:span text:style-name="Source_20_Text">|| SUBSTRING(nome_produto, 2)</text:span></text:span>: Concatena a primeira letra minúscula com o restante do nome do produto. </text:p>
        </text:list-item>
      </text:list>
      <text:list text:style-name="L5">
        <text:list-item>
          <text:p text:style-name="P14"><text:span text:style-name="Source_20_Text">||</text:span>: Operador de concatenação. </text:p>
        </text:list-item>
        <text:list-item>
          <text:p text:style-name="P15"><text:span text:style-name="Source_20_Text">SUBSTRING(nome_produto, 2)</text:span>: Extrai todos os caracteres a partir do segundo caractere da string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4:30:30.549000000</meta:creation-date>
    <dc:date>2025-04-03T16:30:08.303000000</dc:date>
    <meta:editing-duration>PT39M37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2" meta:word-count="188" meta:character-count="1237" meta:non-whitespace-character-count="1071"/>
  </office:meta>
</office:document-meta>
</file>